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Times New Roman1" svg:font-family="'Times New Roman'" style:font-family-generic="roman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34b4c6" officeooo:paragraph-rsid="0034b4c6" style:font-size-asian="14pt" style:font-size-complex="14pt"/>
    </style:style>
    <style:style style:name="P2" style:family="paragraph" style:parent-style-name="Text_20_body">
      <style:text-properties style:font-name="Times New Roman1" fo:font-size="14pt" fo:font-style="normal" fo:font-weight="normal" officeooo:rsid="0034b4c6" officeooo:paragraph-rsid="0030cc69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Text_20_body">
      <style:text-properties style:font-name="Times New Roman1" fo:font-size="14pt" fo:font-style="normal" fo:font-weight="normal" officeooo:rsid="0034b4c6" officeooo:paragraph-rsid="0034b4c6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>
      <style:text-properties style:font-name="Times New Roman1" fo:font-size="14pt" fo:font-style="normal" fo:font-weight="normal" officeooo:rsid="003911cf" officeooo:paragraph-rsid="003911cf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Heading_20_2">
      <style:text-properties officeooo:rsid="00235083"/>
    </style:style>
    <style:style style:name="P6" style:family="paragraph" style:parent-style-name="Heading_20_3">
      <style:text-properties officeooo:paragraph-rsid="0034b4c6"/>
    </style:style>
    <style:style style:name="T1" style:family="text">
      <style:text-properties officeooo:rsid="001732e7"/>
    </style:style>
    <style:style style:name="T2" style:family="text">
      <style:text-properties officeooo:rsid="00235083"/>
    </style:style>
    <style:style style:name="T3" style:family="text">
      <style:text-properties officeooo:rsid="0024e2b3"/>
    </style:style>
    <style:style style:name="T4" style:family="text">
      <style:text-properties fo:color="#000000" style:font-name="Times New Roman1" fo:font-style="normal" fo:font-weight="normal" officeooo:rsid="00359c87" style:font-style-asian="normal" style:font-weight-asian="normal" style:font-style-complex="normal" style:font-weight-complex="normal"/>
    </style:style>
    <style:style style:name="T5" style:family="text">
      <style:text-properties fo:color="#000000" style:font-name="Times New Roman1" fo:font-size="14pt" fo:font-style="normal" fo:font-weight="normal" officeooo:rsid="00359c87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style:font-name="Times New Roman1" fo:font-size="14pt" fo:font-style="normal" fo:font-weight="normal" officeooo:rsid="003c4c8e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officeooo:rsid="002aa6d2"/>
    </style:style>
    <style:style style:name="T8" style:family="text"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Times New Roman1" fo:font-style="normal" fo:font-weight="normal" officeooo:rsid="00359c87" style:font-style-asian="normal" style:font-weight-asian="normal" style:font-style-complex="normal" style:font-weight-complex="normal"/>
    </style:style>
    <style:style style:name="T10" style:family="text">
      <style:text-properties style:font-name="Times New Roman1" fo:font-style="normal" fo:font-weight="normal" officeooo:rsid="003a8400" style:font-style-asian="normal" style:font-weight-asian="normal" style:font-style-complex="normal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officeooo:rsid="00388dc5"/>
    </style:style>
    <style:style style:name="T13" style:family="text">
      <style:text-properties officeooo:rsid="003911cf"/>
    </style:style>
    <style:style style:name="T14" style:family="text">
      <style:text-properties officeooo:rsid="003a84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Лаб<text:span text:style-name="T1">о</text:span>раторная работа <text:span text:style-name="T12">7</text:span>.</text:h>
      <text:h text:style-name="P5" text:outline-level="2">Приложение <text:span text:style-name="T7">zeromq</text:span> <text:span text:style-name="T7">реализующее распределенный кэш</text:span>.</text:h>
      <text:h text:style-name="P6" text:outline-level="3"><text:span text:style-name="T2">1</text:span>. Задача</text:h>
      <text:p text:style-name="P2">Требуется реализовать три компонента :</text:p>
      <text:p text:style-name="P3">- Хранилище части распределенного кэша. Открывает сокет DEALER, подключается к центральному прокси. После подключения с определнным интервалом <text:span text:style-name="T13">времени</text:span> высылает сообщение NOTIFY в котором сообщает интервал хранимых значений. Также принимает из сокета два вида команд — на изменение ячейки кэша и на извлечение ячейки.</text:p>
      <text:p text:style-name="P4">Через параметры командной строки в момент запуска получает интервал ключей и их значения.</text:p>
      <text:p text:style-name="P3">- Центральный прокси. Открывает два сокета ROUTER. <text:span text:style-name="T14">От</text:span> одного принимаются команды от клиентов. <text:span text:style-name="T14">От</text:span> другого - команды NOTIFY. С помощью команд NOTIFY ведется актуальный список подключенных частей кэша.</text:p>
      <text:p text:style-name="P3">Команда от клиентов содержит номер ячейки и тип (<text:span text:style-name="T14">PUT</text:span> или GET)</text:p>
      <text:p text:style-name="P1"><text:span text:style-name="T8">При получении команды от клиента ищем в актуальном списке частей кэша — подходящие </text:span><text:span text:style-name="T10">(интервал которых содержит заданный номер ячейки)</text:span><text:span text:style-name="T8"> и рассылаем </text:span><text:span text:style-name="T9">всем</text:span><text:span text:style-name="T8"> им команду </text:span><text:span text:style-name="T10">PUT. Команда GET отправляется случайному серверу содержащему ячейку</text:span><text:span text:style-name="T8">.</text:span></text:p>
      <text:p text:style-name="P1"><text:span text:style-name="T8">- </text:span><text:span text:style-name="T9">Клиент. Подключается к центральному прокси. Читает команды из консоли и отправляет их в прокси.</text:span></text:p>
      <text:h text:style-name="Heading_20_3" text:outline-level="3">3. Под<text:span text:style-name="T3">c</text:span>казки.</text:h>
      <text:p text:style-name="Text_20_body"><text:span text:style-name="T11">а. </text:span><text:span text:style-name="T5">Для чтения команд из к</text:span><text:span text:style-name="T6">о</text:span><text:span text:style-name="T5">нсоли используем класс </text:span><text:span text:style-name="T4">java.util.Scann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Times New Roman1" svg:font-family="'Times New Roman'" style:font-family-generic="roman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_3f__3f__3f__3f__3f__3f__3f_" style:display-name="???????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in" fo:margin-right="0in" fo:margin-top="0in" fo:margin-bottom="0in" loext:contextual-spacing="false" fo:text-indent="0.2362in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1" style:display-name="????????? 1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2" style:display-name="????????? 2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in" fo:margin-bottom="0.0398in" loext:contextual-spacing="false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23:21:10.662748455</meta:creation-date>
    <meta:editing-duration>PT1H49M54S</meta:editing-duration>
    <meta:editing-cycles>28</meta:editing-cycles>
    <meta:generator>LibreOffice/6.0.7.3$Linux_X86_64 LibreOffice_project/00m0$Build-3</meta:generator>
    <dc:date>2019-12-07T21:48:32.433131607</dc:date>
    <meta:document-statistic meta:table-count="0" meta:image-count="0" meta:object-count="0" meta:page-count="1" meta:paragraph-count="12" meta:word-count="166" meta:character-count="1187" meta:non-whitespace-character-count="1031"/>
  </office:meta>
</office:document-meta>
</file>